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158b9b" officeooo:paragraph-rsid="00158b9b"/>
    </style:style>
    <style:style style:name="P2" style:family="paragraph" style:parent-style-name="Heading">
      <style:text-properties style:text-underline-style="none" fo:font-weight="bold" officeooo:rsid="0016de92" officeooo:paragraph-rsid="0016de92" style:font-weight-asian="bold" style:font-weight-complex="bold"/>
    </style:style>
    <style:style style:name="P3" style:family="paragraph" style:parent-style-name="Heading">
      <style:text-properties fo:font-weight="bold" officeooo:rsid="0016ec30" officeooo:paragraph-rsid="0016ec30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rsid="00158b9b" officeooo:paragraph-rsid="00158b9b"/>
    </style:style>
    <style:style style:name="P5" style:family="paragraph" style:parent-style-name="Text_20_body">
      <style:text-properties style:text-underline-style="solid" style:text-underline-width="auto" style:text-underline-color="font-color" fo:font-weight="normal" officeooo:rsid="0016de92" officeooo:paragraph-rsid="0016de92" style:font-weight-asian="normal" style:font-weight-complex="normal"/>
    </style:style>
    <style:style style:name="P6" style:family="paragraph" style:parent-style-name="Text_20_body">
      <style:text-properties officeooo:paragraph-rsid="00186ee5"/>
    </style:style>
    <style:style style:name="P7" style:family="paragraph" style:parent-style-name="Text_20_body">
      <style:text-properties style:text-underline-style="none" fo:font-weight="normal" officeooo:rsid="0016de92" officeooo:paragraph-rsid="0016de92" style:font-weight-asian="normal" style:font-weight-complex="normal"/>
    </style:style>
    <style:style style:name="P8" style:family="paragraph" style:parent-style-name="Text_20_body">
      <style:text-properties officeooo:paragraph-rsid="00198b36"/>
    </style:style>
    <style:style style:name="P9" style:family="paragraph" style:parent-style-name="Text_20_body">
      <style:text-properties officeooo:paragraph-rsid="001a4abe"/>
    </style:style>
    <style:style style:name="P10" style:family="paragraph" style:parent-style-name="Text_20_body">
      <style:text-properties fo:font-style="normal" style:text-underline-style="none" officeooo:rsid="00198b36" officeooo:paragraph-rsid="001a4abe" style:font-style-asian="normal" style:font-style-complex="normal"/>
    </style:style>
    <style:style style:name="P11" style:family="paragraph" style:parent-style-name="Text_20_body">
      <style:text-properties style:text-underline-style="none" officeooo:paragraph-rsid="001a4ab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2bde"/>
    </style:style>
    <style:style style:name="T3" style:family="text">
      <style:text-properties style:text-underline-style="none" officeooo:rsid="00186ee5"/>
    </style:style>
    <style:style style:name="T4" style:family="text">
      <style:text-properties style:text-underline-style="none" fo:font-weight="bold" officeooo:rsid="00186ee5" style:font-weight-asian="bold" style:font-weight-complex="bold"/>
    </style:style>
    <style:style style:name="T5" style:family="text">
      <style:text-properties style:text-underline-style="none" fo:font-weight="bold" officeooo:rsid="00172bde" style:font-weight-asian="bold" style:font-weight-complex="bold"/>
    </style:style>
    <style:style style:name="T6" style:family="text">
      <style:text-properties style:text-underline-style="none" officeooo:rsid="00198b36"/>
    </style:style>
    <style:style style:name="T7" style:family="text">
      <style:text-properties style:text-underline-style="solid" style:text-underline-width="auto" style:text-underline-color="font-color" officeooo:rsid="00172bde"/>
    </style:style>
    <style:style style:name="T8" style:family="text">
      <style:text-properties style:text-underline-style="solid" style:text-underline-width="auto" style:text-underline-color="font-color" officeooo:rsid="00186ee5"/>
    </style:style>
    <style:style style:name="T9" style:family="text">
      <style:text-properties style:text-underline-style="solid" style:text-underline-width="auto" style:text-underline-color="font-color" officeooo:rsid="00198b36"/>
    </style:style>
    <style:style style:name="T10" style:family="text">
      <style:text-properties fo:font-style="italic" style:text-underline-style="none" officeooo:rsid="00198b36" style:font-style-asian="italic" style:font-style-complex="italic"/>
    </style:style>
    <style:style style:name="T11" style:family="text">
      <style:text-properties fo:font-style="normal" style:text-underline-style="none" officeooo:rsid="00198b3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# Concurrency Notes</text:p>
      <text:p text:style-name="P4"/>
      <text:p text:style-name="P2">Useful terminology</text:p>
      <text:p text:style-name="P5">Thread<text:span text:style-name="T1">: An execution path that can proceed independently of others.</text:span></text:p>
      <text:p text:style-name="P7"/>
      <text:p text:style-name="P3"><text:span text:style-name="T2">T</text:span><text:span text:style-name="T1">hreading related </text:span><text:span text:style-name="T2">classes, </text:span><text:span text:style-name="T1">keywords, methods</text:span></text:p>
      <text:p text:style-name="P6"><text:span text:style-name="T5">Threading related namespace</text:span><text:span text:style-name="T2"> is </text:span><text:span text:style-name="T7">System.Threading</text:span><text:span text:style-name="T2">.</text:span></text:p>
      <text:p text:style-name="P8"><text:span text:style-name="T4">Threading related classes</text:span><text:span text:style-name="T3">:<text:line-break/></text:span><text:span text:style-name="T8">Thread Class</text:span><text:span text:style-name="T3">: Creates and controls a thread, sets its priority and gets its status.<text:line-break/></text:span><text:span text:style-name="T8">Monitor Class</text:span><text:span text:style-name="T3">: Provides a mechanism that synchronizes access to objects.</text:span></text:p>
      <text:p text:style-name="P9"><text:span text:style-name="T9">Calling Threads</text:span><text:span text:style-name="T6">: Instantiate a </text:span><text:span text:style-name="T10">Thread</text:span><text:span text:style-name="T6"> object and call its </text:span><text:span text:style-name="T10">Start </text:span><text:span text:style-name="T11">method. Simple </text:span><text:span text:style-name="T10">Thread </text:span><text:span text:style-name="T11">constructors take a </text:span><text:span text:style-name="T10">ThreadStart </text:span><text:span text:style-name="T11">delegate: parameterless method indicating where execution should begin.</text:span></text:p>
      <text:p text:style-name="P10"/>
      <text:p text:style-name="P11"><text:bibliography-mark text:identifier="AJA00" text:bibliography-type="book" text:author="Albahari, Joseph - Albahari, Ben" text:edition="Fifth Edition" text:editor="Rachel Roumeliotis" text:publisher="O'Reilly Media Inc." text:title="C# 5.0 in a Nutshell" text:year="2012" text:isbn="9781449320102">[AJA00]</text:bibliography-mark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14:01.935464000</meta:creation-date>
    <dc:date>2015-07-01T21:40:42.617143000</dc:date>
    <meta:editing-duration>PT45M53S</meta:editing-duration>
    <meta:editing-cycles>10</meta:editing-cycles>
    <meta:generator>LibreOffice/4.4.0.3$MacOSX_X86_64 LibreOffice_project/de093506bcdc5fafd9023ee680b8c60e3e0645d7</meta:generator>
    <meta:document-statistic meta:table-count="0" meta:image-count="0" meta:object-count="0" meta:page-count="1" meta:paragraph-count="8" meta:word-count="78" meta:character-count="576" meta:non-whitespace-character-count="506"/>
  </office:meta>
</office:document-meta>
</file>